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.0791in" fo:margin-bottom="0.0791in" loext:contextual-spacing="false" style:line-spacing="0.0882in"/>
      <style:text-properties style:font-name="Roboto" fo:font-size="14pt" officeooo:rsid="000c2ec7" officeooo:paragraph-rsid="0032442f" style:font-size-asian="14pt" style:font-size-complex="14pt"/>
    </style:style>
    <style:style style:name="P2" style:family="paragraph" style:parent-style-name="Standard" style:list-style-name="L1">
      <style:paragraph-properties fo:margin-top="0.0791in" fo:margin-bottom="0.0791in" loext:contextual-spacing="false" style:line-spacing="0.0882in"/>
      <style:text-properties style:font-name="Roboto" fo:font-size="14pt" officeooo:rsid="000c2ec7" officeooo:paragraph-rsid="0034c297" style:font-size-asian="14pt" style:font-size-complex="14pt"/>
    </style:style>
    <style:style style:name="P3" style:family="paragraph" style:parent-style-name="Standard" style:list-style-name="L1">
      <style:paragraph-properties fo:margin-top="0.0791in" fo:margin-bottom="0.0791in" loext:contextual-spacing="false" style:line-spacing="0.0882in"/>
      <style:text-properties style:font-name="Roboto" fo:font-size="14pt" officeooo:rsid="000e18a5" officeooo:paragraph-rsid="00337241" style:font-size-asian="14pt" style:font-size-complex="14pt"/>
    </style:style>
    <style:style style:name="P4" style:family="paragraph" style:parent-style-name="Standard" style:list-style-name="L1">
      <style:paragraph-properties fo:margin-top="0.0791in" fo:margin-bottom="0.0791in" loext:contextual-spacing="false" style:line-spacing="0.0882in"/>
      <style:text-properties style:font-name="Roboto" fo:font-size="14pt" officeooo:rsid="0012058e" officeooo:paragraph-rsid="0031db87" style:font-size-asian="14pt" style:font-size-complex="14pt"/>
    </style:style>
    <style:style style:name="P5" style:family="paragraph" style:parent-style-name="Standard">
      <style:paragraph-properties fo:margin-top="0.0791in" fo:margin-bottom="0.0791in" loext:contextual-spacing="false" style:line-spacing="0.0882in"/>
      <style:text-properties style:font-name="Roboto" fo:font-size="14pt" style:font-size-asian="14pt" style:font-size-complex="14pt"/>
    </style:style>
    <style:style style:name="P6" style:family="paragraph" style:parent-style-name="Standard" style:list-style-name="L1">
      <style:paragraph-properties fo:margin-top="0.0791in" fo:margin-bottom="0.0791in" loext:contextual-spacing="false" style:line-spacing="0.0882in"/>
      <style:text-properties style:font-name="Roboto" fo:font-size="14pt" officeooo:paragraph-rsid="0032442f" style:font-size-asian="14pt" style:font-size-complex="14pt"/>
    </style:style>
    <style:style style:name="P7" style:family="paragraph" style:parent-style-name="Standard" style:list-style-name="L1">
      <style:paragraph-properties fo:margin-top="0.0791in" fo:margin-bottom="0.0791in" loext:contextual-spacing="false" style:line-spacing="0.0882in"/>
      <style:text-properties style:font-name="Roboto" fo:font-size="14pt" officeooo:rsid="002947ef" officeooo:paragraph-rsid="002947ef" style:font-size-asian="14pt" style:font-size-complex="14pt"/>
    </style:style>
    <style:style style:name="P8" style:family="paragraph" style:parent-style-name="Standard" style:list-style-name="L1">
      <style:paragraph-properties fo:margin-top="0.0791in" fo:margin-bottom="0.0791in" loext:contextual-spacing="false" style:line-spacing="0.0882in"/>
      <style:text-properties style:font-name="Roboto" fo:font-size="14pt" officeooo:rsid="002f08d7" officeooo:paragraph-rsid="002f08d7" style:font-size-asian="14pt" style:font-size-complex="14pt"/>
    </style:style>
    <style:style style:name="T1" style:family="text">
      <style:text-properties officeooo:rsid="000c2ec7"/>
    </style:style>
    <style:style style:name="T2" style:family="text">
      <style:text-properties officeooo:rsid="000cb719"/>
    </style:style>
    <style:style style:name="T3" style:family="text">
      <style:text-properties officeooo:rsid="000fdee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c2ec7" style:font-style-asian="italic" style:font-style-complex="italic"/>
    </style:style>
    <style:style style:name="T6" style:family="text">
      <style:text-properties fo:font-style="italic" officeooo:rsid="000cb719" style:font-style-asian="italic" style:font-style-complex="italic"/>
    </style:style>
    <style:style style:name="T7" style:family="text">
      <style:text-properties fo:font-style="italic" officeooo:rsid="000fdee4" style:font-style-asian="italic" style:font-style-complex="italic"/>
    </style:style>
    <style:style style:name="T8" style:family="text">
      <style:text-properties fo:font-style="italic" officeooo:rsid="002bda5b" style:font-style-asian="italic" style:font-style-complex="italic"/>
    </style:style>
    <style:style style:name="T9" style:family="text">
      <style:text-properties fo:font-style="italic" officeooo:rsid="00317494" style:font-style-asian="italic" style:font-style-complex="italic"/>
    </style:style>
    <style:style style:name="T10" style:family="text">
      <style:text-properties fo:font-style="italic" officeooo:rsid="00368a51" style:font-style-asian="italic" style:font-style-complex="italic"/>
    </style:style>
    <style:style style:name="T11" style:family="text">
      <style:text-properties fo:font-style="italic" officeooo:rsid="0036b95e" style:font-style-asian="italic" style:font-style-complex="italic"/>
    </style:style>
    <style:style style:name="T12" style:family="text">
      <style:text-properties fo:font-style="italic" style:text-underline-style="none" officeooo:rsid="000fdee4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cb719" style:font-style-asian="normal" style:font-style-complex="normal"/>
    </style:style>
    <style:style style:name="T15" style:family="text">
      <style:text-properties fo:font-style="normal" officeooo:rsid="002bda5b" style:font-style-asian="normal" style:font-style-complex="normal"/>
    </style:style>
    <style:style style:name="T16" style:family="text">
      <style:text-properties fo:font-style="normal" officeooo:rsid="002947ef" style:font-style-asian="normal" style:font-style-complex="normal"/>
    </style:style>
    <style:style style:name="T17" style:family="text">
      <style:text-properties fo:font-style="normal" officeooo:rsid="000c2ec7" style:font-style-asian="normal" style:font-style-complex="normal"/>
    </style:style>
    <style:style style:name="T18" style:family="text">
      <style:text-properties fo:font-style="normal" officeooo:rsid="000fdee4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list xml:id="list4128074414" text:style-name="L1">
        <text:list-item>
          <text:p text:style-name="P6"><text:span text:style-name="T1">When trying to </text:span><text:span text:style-name="T5">learn about software releases</text:span><text:span text:style-name="T1">. </text:span><text:span text:style-name="T17">Developers</text:span><text:span text:style-name="T1"> want to minimize the time it takes to </text:span><text:span text:style-name="T5">figure out which ones are breaking changes</text:span><text:span text:style-name="T1">. And want to avoid being perceived as </text:span><text:span text:style-name="T5">out-of-the-loop</text:span><text:span text:style-name="T1">. </text:span></text:p>
        </text:list-item>
        <text:list-item>
          <text:p text:style-name="P1">When trying to <text:span text:style-name="T4">learn about software releases</text:span>. <text:span text:style-name="T16">Developers</text:span> struggle to <text:span text:style-name="T4">find all of the information that is relevant to them</text:span>. And want to avoid being perceived as <text:span text:style-name="T4">inefficient</text:span>.</text:p>
        </text:list-item>
        <text:list-item>
          <text:p text:style-name="P2">When trying to <text:span text:style-name="T6">find out if there are any break</text:span><text:span text:style-name="T10">ing</text:span><text:span text:style-name="T6"> changes that affect their project</text:span><text:span text:style-name="T2">. </text:span><text:span text:style-name="T14">Developers</text:span><text:span text:style-name="T2"> want to </text:span><text:span text:style-name="T6">minimize the time it takes to find the ones that are relevant </text:span><text:span text:style-name="T11">to</text:span><text:span text:style-name="T6"> them</text:span><text:span text:style-name="T14">.</text:span><text:span text:style-name="T2"> And want to avoid being perceived as </text:span><text:span text:style-name="T6">lazy</text:span><text:span text:style-name="T2">.</text:span></text:p>
        </text:list-item>
        <text:list-item>
          <text:p text:style-name="P3">When trying to <text:span text:style-name="T4">share </text:span><text:span text:style-name="T7">breaking changes that they have found with others</text:span><text:span text:style-name="T3">. </text:span><text:span text:style-name="T18">Developers</text:span><text:span text:style-name="T3"> want to </text:span><text:span text:style-name="T7">minimize the amount of effort it takes to do so</text:span><text:span text:style-name="T3">. And want to be perceived as </text:span><text:span text:style-name="T12">knowledgeable programmers</text:span><text:span text:style-name="T3">.</text:span></text:p>
        </text:list-item>
        <text:list-item>
          <text:p text:style-name="P4">When trying to <text:span text:style-name="T4">figure out if there are any new releases which will require migrations</text:span>. <text:span text:style-name="T16">Developers</text:span> struggle to <text:span text:style-name="T4">find migration guides easily</text:span>. And want to avoid being perceived as <text:span text:style-name="T4">careless</text:span>.</text:p>
        </text:list-item>
        <text:list-item>
          <text:p text:style-name="P7">When trying to <text:span text:style-name="T4">update their projects</text:span><text:span text:style-name="T13">. Developers want to </text:span><text:span text:style-name="T4">minimize the amount of time it </text:span><text:span text:style-name="T9">takes </text:span><text:span text:style-name="T4">to figure out if they need to follow migration guides</text:span><text:span text:style-name="T13">. </text:span><text:span text:style-name="T15">And want to feel like they are </text:span><text:span text:style-name="T8">knowledgeable about the projects they are using</text:span><text:span text:style-name="T15">.</text:span></text:p>
        </text:list-item>
        <text:list-item>
          <text:p text:style-name="P8"><text:span text:style-name="T15">W</text:span><text:span text:style-name="T13">hen trying to </text:span><text:span text:style-name="T4">educate other developers about software changes</text:span><text:span text:style-name="T13">. Developers want to </text:span><text:span text:style-name="T4">minimize the amount of time it takes to find all of the important changes</text:span><text:span text:style-name="T13">. And want to be perceived as </text:span><text:span text:style-name="T4">knowledgeable leader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Arial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ial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name-asian="Arial" style:font-family-asian="Arial" style:font-family-generic-asian="swiss"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name-asian="Arial" style:font-family-asian="Arial" style:font-family-generic-asian="swiss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asian="Arial" style:font-family-asian="Arial" style:font-family-generic-asian="swiss"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1:43:03.103000000</meta:creation-date>
    <dc:date>2019-05-29T15:16:53.046000000</dc:date>
    <meta:editing-duration>PT3H33M31S</meta:editing-duration>
    <meta:editing-cycles>43</meta:editing-cycles>
    <meta:generator>LibreOffice/6.2.3.2$Windows_x86 LibreOffice_project/aecc05fe267cc68dde00352a451aa867b3b546ac</meta:generator>
    <meta:document-statistic meta:table-count="0" meta:image-count="0" meta:object-count="0" meta:page-count="1" meta:paragraph-count="7" meta:word-count="243" meta:character-count="1412" meta:non-whitespace-character-count="1182"/>
  </office:meta>
</office:document-meta>
</file>